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99" officeooo:paragraph-rsid="0015e899"/>
    </style:style>
    <style:style style:name="P2" style:family="paragraph" style:parent-style-name="Standard">
      <style:paragraph-properties fo:break-before="page"/>
      <style:text-properties officeooo:rsid="0015e899" officeooo:paragraph-rsid="0015e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4:13:39.397951432</meta:creation-date>
    <dc:date>2021-01-18T14:19:06.959955648</dc:date>
    <meta:editing-duration>PT5M30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